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Roboto" svg:font-family="Roboto, RobotoDraft, Helvetica, Arial, sans-serif"/>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erif CJK JP" svg:font-family="'Noto Serif CJK JP'"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top="0.212cm" fo:margin-bottom="0cm" style:contextual-spacing="false"/>
    </style:style>
    <style:style style:name="P3" style:family="paragraph" style:parent-style-name="Standard">
      <style:paragraph-properties fo:margin-top="0.212cm" fo:margin-bottom="0cm" style:contextual-spacing="false"/>
      <style:text-properties loext:padding="0cm" loext:border="none"/>
    </style:style>
    <style:style style:name="P4" style:family="paragraph" style:parent-style-name="Standard">
      <style:paragraph-properties fo:margin-top="0.212cm" fo:margin-bottom="0cm" style:contextual-spacing="false"/>
      <style:text-properties officeooo:paragraph-rsid="00199147"/>
    </style:style>
    <style:style style:name="T1" style:family="text">
      <style:text-properties fo:color="#1155cc" loext:opacity="100%"/>
    </style:style>
    <style:style style:name="T2" style:family="text">
      <style:text-properties fo:font-variant="normal" fo:text-transform="none" fo:color="#222222" loext:opacity="100%" style:font-name="Roboto" fo:font-size="14pt" fo:letter-spacing="normal" fo:font-style="normal" fo:font-weight="normal" loext:padding="0cm" loext:border="none"/>
    </style:style>
    <style:style style:name="T3" style:family="text">
      <style:text-properties fo:font-variant="normal" fo:text-transform="none" fo:color="#222222" loext:opacity="100%" style:font-name="Roboto" fo:font-size="14pt" fo:letter-spacing="normal" fo:font-style="normal" fo:font-weight="normal" style:font-name-asian="Roboto" style:font-size-asian="14pt" style:font-style-asian="normal" style:font-weight-asian="normal" style:font-name-complex="Roboto" style:font-size-complex="14pt" style:font-style-complex="normal" style:font-weight-complex="normal" loext:padding="0cm" loext:border="none"/>
    </style:style>
    <style:style style:name="T4" style:family="text">
      <style:text-properties fo:font-variant="normal" fo:text-transform="none" fo:color="#1155cc" loext:opacity="100%" style:font-name="Roboto" fo:font-size="14pt" fo:letter-spacing="normal" fo:font-style="normal" fo:font-weight="normal" loext:padding="0cm" loext:border="none"/>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8eaed" fo:margin-left="0cm" fo:margin-right="0cm"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bvi">
        <text:section text:style-name="Sect1" text:name=":bvj">
          <text:p text:style-name="P4"><text:line-break/>Hello all,<text:line-break/><text:line-break/>Thanks Rory for opening the community discussion about OSM Japan LC application.<text:line-break/><text:line-break/>Thanks to all the folks from Japan for the engagement and the work that goes into it.<text:line-break/><text:line-break/>I'd like to take advantage of this application to bring forth a discussion topic I think we need to consider within OSMF and LCs which is  about the status of "paid services" within the resources of a LC. </text:p>
          <text:p text:style-name="P4">This is a point I made during the community discussion of the MapUganda LC application (it reads fully as a diary note [1] in the Ugandan and Haitian/African context).<text:line-break/><text:line-break/>The part of discussion which relates to paid services within OSMF and given OSMF LCs, reads below:<text:line-break/><text:line-break/>"We shall first look back at OSMF and LC and remind ourselves of the early ages of the OSM project when its ecosystem was nascent and review some of the strengths that lead to its current affirmation.<text:line-break/>Frederik’s question brings us with the non written rule or the jurisprudence behind the practices under which OSMF and LC from “developed” countries have been functioning resources-wise so far: banning paid services from their resources. This is true at OSMF. This is equally true in given LC like OSMFR where this banning of “paid services” from the actual resources of the association is collectively restated year after year at its AGM. This choice in terms of OSMF resources as well as the choice of keeping the Foundation small (in its resources, staffing, perimeter of actions) has the benefit to leave the provision of paid services provision in the hands of “business” entities of all types (freelancers, associations, cooperatives, NGOs, business firms…) outside of the OSMF which largely remains a volunteer-based organization. This allows OSMF neutrality vis a vis business entities. This limits the room for business logics as well as conflict of interests in the OSMF which has to handle the influence of business and business logics without having to operate with business logics. This efficiently limits the “benefits” members and especially directors can expect from OSMF. This also safeguards reasonably the OSMF Board so that professionals or members of business entities can participate without breaking OSMF neutrality towards economic operators. These choices contribute essentially to the autonomy of the OSMF and the OSM sustainability in the long run allowing for a diversified ecosystem and free interactions of all actors including business entities of all sorts. This community discussion about MapUganda LC approval highlights the needs to revise and consolidate parts of LC and OSMF aspects and processes, these future discussions shall feature making this “paid services” jurisprudence a written law as well as defining the essential perimeter of actions of the OSMF which has been recently enlarged to system administration, software development, fundraising and human resources not without yielding questions about possible changes this can brought to the model of the small OSMF which spearheaded the growth of the project up to now."<text:line-break/><text:line-break/>I'd be interested in hearing from you on this topic within:<text:line-break/>* the context of this OSM Japan LC application ; but also<text:line-break/>* As a practice for consideration/thinking in OSMF which could lead, if deemed relevant, to codifying good practice, producing LC resource template, possibly amending AoA.<text:line-break/><text:line-break/>Excellent evening/day,<text:line-break/>Be well and stay healthy,<text:line-break/><text:soft-page-break/>Best, Nicolas.<text:line-break/><text:line-break/>[1]: <text:a xlink:type="simple" xlink:href="https://www.openstreetmap.org/user/Nicolas%20Chavent/diary/395073" office:target-frame-name="_blank" xlink:show="new" text:style-name="Internet_20_link" text:visited-style-name="Visited_20_Internet_20_Link"><text:span text:style-name="T1">https://www.openstreetmap.org/</text:span></text:a></text:p>
          <text:section text:style-name="Sect2" text:name="q_1151">
            <text:p text:style-name="P2"/>
          </text:section>
          <text:p text:style-name="P2"><text:span text:style-name="T2">&gt; ______________________________<text:line-break/>&gt; osmf-talk mailing list<text:line-break/>&gt; </text:span><text:a xlink:type="simple" xlink:href="mailto:osmf-talk@openstreetmap.org" office:target-frame-name="_blank" xlink:show="new" text:style-name="Internet_20_link" text:visited-style-name="Visited_20_Internet_20_Link"><text:span text:style-name="T4">osmf-talk@openstreetmap.org</text:span></text:a><text:span text:style-name="T2"><text:line-break/>&gt; </text:span><text:a xlink:type="simple" xlink:href="https://lists.openstreetmap.org/listinfo/osmf-talk" office:target-frame-name="_blank" xlink:show="new" text:style-name="Internet_20_link" text:visited-style-name="Visited_20_Internet_20_Link"><text:span text:style-name="T4">https://lists.openstreetmap.or</text:span></text:a><text:span text:style-name="T2"><text:line-break/><text:line-break/><text:line-break/><text:line-break/>--<text:line-break/>Nicolas Chavent<text:line-break/>Les Libres Géographes<text:line-break/>Projet OpenStreetMap (OSM)<text:line-break/>Projet Espace OSM Francophone (EOF)<text:line-break/>Projet GeOrchestra<text:line-break/>Mobile (FR): +33 (0)6 52 40 78 20<text:line-break/>Mobile (Haiti): +509 40 19 46 02<text:line-break/>Email: </text:span><text:a xlink:type="simple" xlink:href="mailto:nicolas.chavent@gmail.com" office:target-frame-name="_blank" xlink:show="new" text:style-name="Internet_20_link" text:visited-style-name="Visited_20_Internet_20_Link"><text:span text:style-name="T4">nicolas.chavent@gmail.com</text:span></text:a><text:span text:style-name="T2"><text:line-break/>Email: </text:span><text:a xlink:type="simple" xlink:href="mailto:nicolas.chavent@leslibresgeographes.org" office:target-frame-name="_blank" xlink:show="new" text:style-name="Internet_20_link" text:visited-style-name="Visited_20_Internet_20_Link"><text:span text:style-name="T4">nicolas.chavent@leslibresgeogr</text:span></text:a><text:span text:style-name="T2"><text:line-break/>Skype: c_nicolas<text:line-break/>Twitter: nicolas_chavent<text:line-break/>______________________________<text:line-break/>osmf-talk mailing list<text:line-break/></text:span><text:a xlink:type="simple" xlink:href="mailto:osmf-talk@openstreetmap.org" office:target-frame-name="_blank" xlink:show="new" text:style-name="Internet_20_link" text:visited-style-name="Visited_20_Internet_20_Link"><text:span text:style-name="T4">osmf-talk@openstreetmap.org</text:span></text:a><text:span text:style-name="T2"><text:line-break/></text:span><text:a xlink:type="simple" xlink:href="https://lists.openstreetmap.org/listinfo/osmf-talk" office:target-frame-name="_blank" xlink:show="new" text:style-name="Internet_20_link" text:visited-style-name="Visited_20_Internet_20_Link"><text:span text:style-name="T4">https://lists.openstreetmap.or</text:span></text:a></text:p>
          <text:p text:style-name="P3"/>
        </text:section>
      </text:section>
      <text:p text:style-name="P1"><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Roboto" svg:font-family="Roboto, RobotoDraft, Helvetica, Arial, sans-serif"/>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erif CJK JP" svg:font-family="'Noto Serif CJK JP'"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JP"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JP" style:font-size-asian="10.5pt" style:language-asian="ja" style:country-asian="JP" style:font-name-complex="TakaoPGothic"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TakaoPGothic1" style:font-family-complex="TakaoPGothi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kaoPGothic1"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1" style:font-family-complex="TakaoPGothic"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4T23:01:42.930098141</meta:creation-date>
    <dc:date>2021-02-04T23:06:02.454173527</dc:date>
    <meta:editing-duration>PT4M20S</meta:editing-duration>
    <meta:editing-cycles>2</meta:editing-cycles>
    <meta:generator>LibreOffice/7.0.4.2$Linux_X86_64 LibreOffice_project/00$Build-2</meta:generator>
    <meta:document-statistic meta:table-count="0" meta:image-count="0" meta:object-count="0" meta:page-count="2" meta:paragraph-count="4" meta:word-count="600" meta:character-count="3957" meta:non-whitespace-character-count="3345"/>
  </office:meta>
</office:document-meta>
</file>